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1.3382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767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61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50" table:default-cell-style-name="ce2"/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Repeticiones</text:p>
          </table:table-cell>
          <table:table-cell table:style-name="ce1" office:value-type="string" calcext:value-type="string">
            <text:p>Dimensión</text:p>
          </table:table-cell>
          <table:table-cell table:style-name="ce1" office:value-type="string" calcext:value-type="string">
            <text:p>Promedio de iteraciones</text:p>
          </table:table-cell>
          <table:table-cell table:style-name="ce1" office:value-type="string" calcext:value-type="string">
            <text:p>Codificación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Promedio de evaluaciones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Sphere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5.6" calcext:value-type="float">
            <text:p>105.6</text:p>
          </table:table-cell>
          <table:table-cell office:value-type="string" calcext:value-type="string">
            <text:p>Gray</text:p>
          </table:table-cell>
          <table:table-cell office:value-type="float" office:value="30" calcext:value-type="float">
            <text:p>30</text:p>
          </table:table-cell>
          <table:table-cell office:value-type="float" office:value="10.451840576" calcext:value-type="float">
            <text:p>10.451840576</text:p>
          </table:table-cell>
          <table:table-cell table:style-name="ce3" office:value-type="float" office:value="0.04888726723872" calcext:value-type="float">
            <text:p>0.04888726723872</text:p>
          </table:table-cell>
          <table:table-cell office:value-type="float" office:value="43.0310557707928" calcext:value-type="float">
            <text:p>43.0310557707928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Ackle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8.9" calcext:value-type="float">
            <text:p>78.9</text:p>
          </table:table-cell>
          <table:table-cell table:style-name="ce1" office:value-type="string" calcext:value-type="string">
            <text:p>Gray</text:p>
          </table:table-cell>
          <table:table-cell office:value-type="float" office:value="30" calcext:value-type="float">
            <text:p>30</text:p>
          </table:table-cell>
          <table:table-cell office:value-type="float" office:value="20.231043472" calcext:value-type="float">
            <text:p>20.231043472</text:p>
          </table:table-cell>
          <table:table-cell office:value-type="float" office:value="20.0001836819499" calcext:value-type="float">
            <text:p>20.0001836819499</text:p>
          </table:table-cell>
          <table:table-cell office:value-type="float" office:value="20.9780188446355" calcext:value-type="float">
            <text:p>20.9780188446355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Griewan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1.7" calcext:value-type="float">
            <text:p>161.7</text:p>
          </table:table-cell>
          <table:table-cell office:value-type="string" calcext:value-type="string">
            <text:p>Gray</text:p>
          </table:table-cell>
          <table:table-cell office:value-type="float" office:value="30" calcext:value-type="float">
            <text:p>30</text:p>
          </table:table-cell>
          <table:table-cell office:value-type="float" office:value="26.5602442" calcext:value-type="float">
            <text:p>26.5602442</text:p>
          </table:table-cell>
          <table:table-cell office:value-type="float" office:value="0.611460678623284" calcext:value-type="float">
            <text:p>0.611460678623284</text:p>
          </table:table-cell>
          <table:table-cell office:value-type="float" office:value="208.136554395423" calcext:value-type="float">
            <text:p>208.136554395423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TenthPow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Gray</text:p>
          </table:table-cell>
          <table:table-cell office:value-type="float" office:value="30" calcext:value-type="float">
            <text:p>30</text:p>
          </table:table-cell>
          <table:table-cell office:value-type="float" office:value="1199950.584967" calcext:value-type="float">
            <text:p>1199950.584967</text:p>
          </table:table-cell>
          <table:table-cell table:style-name="ce4" office:value-type="float" office:value="0.0000000270665508733051" calcext:value-type="float">
            <text:p>2.71E-08</text:p>
          </table:table-cell>
          <table:table-cell office:value-type="float" office:value="11131900.8711401" calcext:value-type="float">
            <text:p>11131900.8711401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Rastrigi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6.2" calcext:value-type="float">
            <text:p>106.2</text:p>
          </table:table-cell>
          <table:table-cell table:style-name="ce1" office:value-type="string" calcext:value-type="string">
            <text:p>Gray</text:p>
          </table:table-cell>
          <table:table-cell office:value-type="float" office:value="30" calcext:value-type="float">
            <text:p>30</text:p>
          </table:table-cell>
          <table:table-cell office:value-type="float" office:value="32.79998693" calcext:value-type="float">
            <text:p>32.79998693</text:p>
          </table:table-cell>
          <table:table-cell office:value-type="float" office:value="18.6152964426435" calcext:value-type="float">
            <text:p>18.6152964426435</text:p>
          </table:table-cell>
          <table:table-cell office:value-type="float" office:value="72.8240837066484" calcext:value-type="float">
            <text:p>72.8240837066484</text:p>
          </table:table-cell>
          <table:table-cell table:number-columns-repeated="248"/>
        </table:table-row>
        <table:table-row table:style-name="ro2">
          <table:table-cell table:style-name="ce1" office:value-type="string" calcext:value-type="string">
            <text:p>Rosenbroc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Gray</text:p>
          </table:table-cell>
          <table:table-cell office:value-type="float" office:value="30" calcext:value-type="float">
            <text:p>30</text:p>
          </table:table-cell>
          <table:table-cell office:value-type="float" office:value="283.9117806" calcext:value-type="float">
            <text:p>283.9117806</text:p>
          </table:table-cell>
          <table:table-cell office:value-type="float" office:value="0.988154361427595" calcext:value-type="float">
            <text:p>0.988154361427595</text:p>
          </table:table-cell>
          <table:table-cell office:value-type="float" office:value="1061.44949436109" calcext:value-type="float">
            <text:p>1061.44949436109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2" table:number-rows-repeated="10">
          <table:table-cell table:number-columns-repeated="257"/>
        </table:table-row>
        <table:table-row table:style-name="ro1" table:number-rows-repeated="1048557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00:07:10.138222100</meta:creation-date>
    <dc:date>2020-10-24T00:37:15.417389300</dc:date>
    <meta:editing-cycles>3</meta:editing-cycles>
    <meta:editing-duration>PT13M11S</meta:editing-duration>
    <meta:document-statistic meta:table-count="1" meta:cell-count="63" meta:object-count="0"/>
    <meta:generator>LibreOffice/6.4.6.2$Linux_X86_64 LibreOffice_project/40$Build-2</meta:generator>
  </office:meta>
</office:document-meta>
</file>